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126f3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1626" style:text-blinking="false" fo:background-color="transparent"/>
    </style:style>
    <style:style style:name="P1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2c3e" style:text-blinking="false" fo:background-color="transparent"/>
    </style:style>
    <style:style style:name="P11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df9" officeooo:paragraph-rsid="0018adf9" style:text-blinking="false" fo:background-color="transparent"/>
    </style:style>
    <style:style style:name="P12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18adf9" style:text-blinking="false" fo:background-color="transparent"/>
    </style:style>
    <style:style style:name="P13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1626" officeooo:paragraph-rsid="001a1626" style:text-blinking="false" fo:background-color="transparent"/>
    </style:style>
    <style:style style:name="P14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1a1626" style:text-blinking="false" fo:background-color="transparent"/>
    </style:style>
    <style:style style:name="P15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6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7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P18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8051c" style:text-blinking="false" fo:background-color="transparent"/>
    </style:style>
    <style:style style:name="P19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ce307" style:text-blinking="false" fo:background-color="transparent"/>
    </style:style>
    <style:style style:name="P20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051c" officeooo:paragraph-rsid="0018051c" style:text-blinking="false" fo:background-color="transparent"/>
    </style:style>
    <style:style style:name="P2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2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2c3e" officeooo:paragraph-rsid="001a2c3e" style:text-blinking="false" fo:background-color="transparent"/>
    </style:style>
    <style:style style:name="P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P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dbb92" officeooo:paragraph-rsid="001dbb92" style:text-blinking="false" fo:background-color="transparent"/>
    </style:style>
    <style:style style:name="P2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ed1ce" officeooo:paragraph-rsid="001ed1ce" style:text-blinking="false" fo:background-color="transparent"/>
    </style:style>
    <style:style style:name="P30" style:family="paragraph" style:parent-style-name="Text_20_body">
      <style:paragraph-properties fo:margin-top="0in" fo:margin-bottom="0in" loext:contextual-spacing="false"/>
    </style:style>
    <style:style style:name="P31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32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33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34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P35" style:family="paragraph" style:parent-style-name="Text_20_body">
      <style:text-properties fo:font-weight="normal" officeooo:rsid="0000f543" officeooo:paragraph-rsid="00219955"/>
    </style:style>
    <style:style style:name="P36" style:family="paragraph" style:parent-style-name="Text_20_body">
      <style:text-properties fo:font-weight="normal" officeooo:paragraph-rsid="00219955"/>
    </style:style>
    <style:style style:name="P37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38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39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40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43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44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df9" officeooo:paragraph-rsid="0018adf9" style:text-blinking="false" fo:background-color="transparent"/>
    </style:style>
    <style:style style:name="P4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1a1626" style:text-blinking="false" fo:background-color="transparent"/>
    </style:style>
    <style:style style:name="P46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47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e307" officeooo:paragraph-rsid="001ce307" style:text-blinking="false" fo:background-color="transparent"/>
    </style:style>
    <style:style style:name="P48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Standard">
      <style:text-properties officeooo:rsid="00001083" officeooo:paragraph-rsid="00219955"/>
    </style:style>
    <style:style style:name="P50" style:family="paragraph" style:parent-style-name="Standard">
      <style:text-properties officeooo:rsid="0000f543" officeooo:paragraph-rsid="00219955"/>
    </style:style>
    <style:style style:name="P51" style:family="paragraph" style:parent-style-name="Standard">
      <style:text-properties officeooo:paragraph-rsid="00219955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fo:font-weight="bold" officeooo:rsid="0018051c" fo:background-color="transparent" loext:char-shading-value="0" style:font-weight-asian="bold" style:font-weight-complex="bold"/>
    </style:style>
    <style:style style:name="T8" style:family="text">
      <style:text-properties fo:font-weight="bold" officeooo:rsid="00173762" fo:background-color="transparent" loext:char-shading-value="0"/>
    </style:style>
    <style:style style:name="T9" style:family="text">
      <style:text-properties fo:font-weight="bold" officeooo:rsid="0018051c" fo:background-color="transparent" loext:char-shading-value="0"/>
    </style:style>
    <style:style style:name="T10" style:family="text">
      <style:text-properties fo:font-weight="bold" officeooo:rsid="0018adf9" fo:background-color="transparent" loext:char-shading-value="0"/>
    </style:style>
    <style:style style:name="T11" style:family="text">
      <style:text-properties fo:font-weight="bold" officeooo:rsid="001a2c3e" fo:background-color="transparent" loext:char-shading-value="0"/>
    </style:style>
    <style:style style:name="T12" style:family="text">
      <style:text-properties officeooo:rsid="00030b75"/>
    </style:style>
    <style:style style:name="T13" style:family="text">
      <style:text-properties officeooo:rsid="00040d5f"/>
    </style:style>
    <style:style style:name="T14" style:family="text">
      <style:text-properties officeooo:rsid="0004e06e"/>
    </style:style>
    <style:style style:name="T15" style:family="text">
      <style:text-properties officeooo:rsid="0007be43"/>
    </style:style>
    <style:style style:name="T16" style:family="text">
      <style:text-properties officeooo:rsid="00085e56"/>
    </style:style>
    <style:style style:name="T17" style:family="text">
      <style:text-properties officeooo:rsid="000a0b4b"/>
    </style:style>
    <style:style style:name="T18" style:family="text">
      <style:text-properties officeooo:rsid="000aeee4"/>
    </style:style>
    <style:style style:name="T19" style:family="text">
      <style:text-properties officeooo:rsid="000afeaa"/>
    </style:style>
    <style:style style:name="T20" style:family="text">
      <style:text-properties officeooo:rsid="000c3d15"/>
    </style:style>
    <style:style style:name="T21" style:family="text">
      <style:text-properties officeooo:rsid="001016bb"/>
    </style:style>
    <style:style style:name="T22" style:family="text">
      <style:text-properties officeooo:rsid="00146cd3"/>
    </style:style>
    <style:style style:name="T23" style:family="text">
      <style:text-properties officeooo:rsid="0018051c"/>
    </style:style>
    <style:style style:name="T24" style:family="text">
      <style:text-properties officeooo:rsid="0005654a"/>
    </style:style>
    <style:style style:name="T25" style:family="text">
      <style:text-properties officeooo:rsid="0018adf9"/>
    </style:style>
    <style:style style:name="T26" style:family="text">
      <style:text-properties officeooo:rsid="001a1626"/>
    </style:style>
    <style:style style:name="T27" style:family="text">
      <style:text-properties officeooo:rsid="001a2c3e"/>
    </style:style>
    <style:style style:name="T28" style:family="text">
      <style:text-properties officeooo:rsid="001c1a3e"/>
    </style:style>
    <style:style style:name="T29" style:family="text">
      <style:text-properties officeooo:rsid="001ce307"/>
    </style:style>
    <style:style style:name="T30" style:family="text">
      <style:text-properties officeooo:rsid="001dbb92"/>
    </style:style>
    <style:style style:name="T31" style:family="text">
      <style:text-properties officeooo:rsid="001ed1ce"/>
    </style:style>
    <style:style style:name="T32" style:family="text">
      <style:text-properties fo:font-size="14pt" fo:font-weight="bold" officeooo:rsid="00001083" style:font-size-asian="14pt" style:font-weight-asian="bold" style:font-size-complex="14pt" style:font-weight-complex="bold"/>
    </style:style>
    <style:style style:name="T33" style:family="text">
      <style:text-properties officeooo:rsid="00022b52"/>
    </style:style>
    <style:style style:name="T34" style:family="text">
      <style:text-properties officeooo:rsid="0000f543"/>
    </style:style>
    <style:style style:name="T35" style:family="text">
      <style:text-properties officeooo:rsid="00237a53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32" text:outline-level="1">1. <text:span text:style-name="T12">Language Definition</text:span></text:h>
      <text:h text:style-name="P2" text:outline-level="2">1.1 <text:span text:style-name="T12">Alphabet</text:span></text:h>
      <text:list xml:id="list3363447257" text:style-name="L1">
        <text:list-item>
          <text:p text:style-name="P37">Upper (A-Z) and lower case letters (a-z) of the English alphabet</text:p>
        </text:list-item>
        <text:list-item>
          <text:p text:style-name="P37">Underline character '_';</text:p>
        </text:list-item>
        <text:list-item>
          <text:p text:style-name="P37">Decimal digits (0-9);</text:p>
        </text:list-item>
      </text:list>
      <text:h text:style-name="P2" text:outline-level="2">1.2 <text:span text:style-name="T12">Lexic</text:span></text:h>
      <text:h text:style-name="P15" text:outline-level="3">1.2.1 <text:span text:style-name="T12">Special symbols, representing:</text:span></text:h>
      <text:list xml:id="list1865329880" text:style-name="L2">
        <text:list-item>
          <text:p text:style-name="P38"><text:span text:style-name="T2">Operators </text:span><text:span text:style-name="T1"><text:s/></text:span><text:span text:style-name="T3">+ - * / &lt; &lt;= = &gt;= &gt; != </text:span><text:span text:style-name="T8">==</text:span></text:p>
        </text:list-item>
        <text:list-item>
          <text:p text:style-name="P38"><text:span text:style-name="T2">separators </text:span><text:span text:style-name="T1"><text:s/></text:span><text:span text:style-name="T3">{ } [ ] ( ) ; : , </text:span><text:span text:style-name="T4">space</text:span><text:span text:style-name="T3"> enter </text:span></text:p>
        </text:list-item>
        <text:list-item>
          <text:p text:style-name="P38"><text:span text:style-name="T2">reserved words</text:span><text:span text:style-name="T1">: </text:span><text:span text:style-name="T6">integer character </text:span><text:span text:style-name="T7">boolean string </text:span><text:span text:style-name="T6">array of if else while_loop in out HI </text:span><text:span text:style-name="T5">BYE </text:span><text:span text:style-name="T9">DECLARATIONS </text:span><text:span text:style-name="T11">BODY</text:span><text:span text:style-name="T9"> ! and or not <text:s/></text:span><text:span text:style-name="T10">xor</text:span></text:p>
        </text:list-item>
      </text:list>
      <text:h text:style-name="P15" text:outline-level="3">1.2.2 <text:span text:style-name="T12">Identifiers</text:span></text:h>
      <text:list xml:id="list3704089428" text:style-name="L3">
        <text:list-item>
          <text:p text:style-name="P39"><text:span text:style-name="T12">a sequence of characters, such that the first charater is a letter; the rule is, length at most 8 characters</text:span>:</text:p>
        </text:list-item>
      </text:list>
      <text:p text:style-name="P16">ident<text:span text:style-name="T12">ifier = letter | letter{charater}</text:span></text:p>
      <text:p text:style-name="P18"><text:span text:style-name="T12">character</text:span> = <text:span text:style-name="T24">"A" | "B" | . ..| "Z" | "a" | ... | "z" | "0" | ... | "9"</text:span></text:p>
      <text:p text:style-name="P20">letter = <text:span text:style-name="T24">"A" | "B" | . ..| "Z" | "a" | ... | "z"</text:span></text:p>
      <text:h text:style-name="P15" text:outline-level="3">1.2.3 <text:span text:style-name="T12">Constants</text:span></text:h>
      <text:list xml:id="list3011947975" text:style-name="L4">
        <text:list-item>
          <text:p text:style-name="P40"><text:span text:style-name="T13">Integer</text:span>:</text:p>
        </text:list-item>
      </text:list>
      <text:p text:style-name="P17"><text:span text:style-name="T13"><text:tab/>integer</text:span> = [“-”] (<text:span text:style-name="T13">non_zero_digit</text:span>{<text:span text:style-name="T13">digit</text:span>})</text:p>
      <text:p text:style-name="P21"><text:tab/>non_zero_digit = <text:span text:style-name="T24">"1" | ... | "9"</text:span></text:p>
      <text:p text:style-name="P19"><text:span text:style-name="T13"><text:tab/>digit</text:span> = <text:span text:style-name="T13"><text:s/>"0" | ... | "9"</text:span></text:p>
      <text:list xml:id="list2518750896" text:style-name="L5">
        <text:list-item>
          <text:p text:style-name="P41"><text:span text:style-name="T13">Character</text:span>:</text:p>
          <text:list>
            <text:list-item>
              <text:list>
                <text:list-item>
                  <text:list>
                    <text:list-header>
                      <text:p text:style-name="P46"><text:span text:style-name="T13">character</text:span> = <text:span text:style-name="T13">letter</text:span> | <text:span text:style-name="T13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1"><text:soft-page-break/><text:tab/><text:span text:style-name="T15">l</text:span>etter <text:s/>= <text:span text:style-name="T23"><text:s/>"A" | "B" | . ..| "Z" | "a" | ... | "z"</text:span></text:p>
      <text:p text:style-name="P22"><text:tab/>digit = <text:span text:style-name="T24">"0" | ... | "9"</text:span></text:p>
      <text:list xml:id="list191042046731961" text:continue-numbering="true" text:style-name="L5">
        <text:list-item>
          <text:p text:style-name="P42">String:</text:p>
          <text:list>
            <text:list-header>
              <text:p text:style-name="P43">string = <text:span text:style-name="T29">@character_with_space{character_with_space}@</text:span></text:p>
              <text:p text:style-name="P47">character_with_space = "A" | "B" | . ..| "Z" | "a" | ... | "z" | "0" | ... | "9" | space</text:p>
            </text:list-header>
          </text:list>
        </text:list-item>
      </text:list>
      <text:h text:style-name="P33" text:outline-level="1">2. <text:span text:style-name="T14">Syntax</text:span></text:h>
      <text:h text:style-name="P3" text:outline-level="2">2.1 <text:span text:style-name="T14">Sintactical rules</text:span></text:h>
      <text:p text:style-name="P5"><text:s/>program ::= "<text:span text:style-name="T15">HI</text:span>" <text:span text:style-name="T15">program_name "!"</text:span> <text:span text:style-name="T15">program_body</text:span> "<text:span text:style-name="T15">BYE</text:span>" <text:span text:style-name="T15">program_name "!" </text:span></text:p>
      <text:p text:style-name="P14"><text:s/>program_body ::= declarations <text:span text:style-name="T17">body</text:span></text:p>
      <text:p text:style-name="P9"><text:span text:style-name="T15"><text:s/>declarations</text:span> ::= <text:span text:style-name="T15">"DECLARATIONS" </text:span><text:s/><text:span text:style-name="T15">declarationsList "BYE DECLARATIONS" </text:span></text:p>
      <text:p text:style-name="P8"><text:s/><text:span text:style-name="T26">declarationList ::= declaration | declaration declarationList</text:span></text:p>
      <text:p text:style-name="P8"><text:s/>declaration ::= IDENTIFIER <text:span text:style-name="T16">{"," IDENTIFIER}</text:span> ":" type ";"</text:p>
      <text:p text:style-name="P5"><text:s/>type1 ::= "<text:span text:style-name="T25">boolean</text:span>" | "<text:span text:style-name="T25">char</text:span>" | "<text:span text:style-name="T25">integer</text:span>" <text:span text:style-name="T16">| "string"</text:span></text:p>
      <text:p text:style-name="P5"><text:s/>arraydecl ::= "<text:span text:style-name="T16">array of </text:span>" <text:span text:style-name="T16">type1</text:span>"[" nr "]"</text:p>
      <text:p text:style-name="P5"><text:s/>type <text:s/>::= type1 | arraydecl</text:p>
      <text:p text:style-name="P13"><text:s/>nr = "0" | ... | "MAX_INTEGER"</text:p>
      <text:p text:style-name="P9"><text:s/><text:span text:style-name="T17">body</text:span> ::= "<text:span text:style-name="T22">BODY" </text:span>stmt<text:span text:style-name="T26">List</text:span> <text:span text:style-name="T17">"BYE BODY"</text:span></text:p>
      <text:p text:style-name="P9"><text:s/><text:span text:style-name="T26">stmtList = stmt | stmt stmtList</text:span></text:p>
      <text:p text:style-name="P5"><text:s/>stmt ::= simplstmt";"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21">(</text:span>"+" <text:span text:style-name="T21">| "-")</text:span> term | term</text:p>
      <text:p text:style-name="P5"><text:s/>term ::= term <text:span text:style-name="T21">(</text:span>"*" <text:span text:style-name="T21">| "/")</text:span> factor | factor</text:p>
      <text:p text:style-name="P5"><text:s/>factor ::= "(" expression ")" | IDENTIFIER <text:span text:style-name="T20">| CONSTANT</text:span></text:p>
      <text:p text:style-name="P5"><text:s/>iostmt ::= <text:span text:style-name="T21">(</text:span>"<text:span text:style-name="T17">in" "-&gt; </text:span>" | "<text:span text:style-name="T17">out" "&lt;-</text:span>"<text:span text:style-name="T21">)</text:span> <text:s/>IDENTIFIER <text:s/><text:span text:style-name="T21">| "out" "&lt;-" CONSTANT</text:span></text:p>
      <text:p text:style-name="P5"><text:s/>structstmt ::= ifstmt | whilestmt</text:p>
      <text:p text:style-name="P6"><text:s/>ifstmt ::= "<text:span text:style-name="T17">if</text:span>" condition<text:span text:style-name="T18">List</text:span> ":" <text:span text:style-name="T17">ifbody</text:span> <text:span text:style-name="T17">["else" ifbody]</text:span></text:p>
      <text:p text:style-name="P10"><text:span text:style-name="T17"><text:s/>ifbody ::= </text:span>simplstmt<text:span text:style-name="T17"> | "HI if" </text:span><text:s/><text:span text:style-name="T26">stmtList "BYE if"</text:span></text:p>
      <text:p text:style-name="P7"><text:s/>whilestmt ::= "<text:span text:style-name="T18">while_loop</text:span>" condition<text:span text:style-name="T18">List</text:span> ":" <text:span text:style-name="T18">whileBody</text:span></text:p>
      <text:p text:style-name="P10"><text:s/><text:span text:style-name="T18">whileBody ::= "</text:span>simplstmt<text:span text:style-name="T17"> | "HI while_loop" </text:span><text:s/><text:span text:style-name="T26">stmtList "BYE while_loop"</text:span></text:p>
      <text:p text:style-name="P12"><text:s/>conditionList ::= condition <text:span text:style-name="T25">| {"{"} condition BOOLEAN_RELATION conditionList {"}"}</text:span></text:p>
      <text:p text:style-name="P5"><text:s/>condition ::= <text:span text:style-name="T18">NOT_BOOLEAN "{" </text:span>expression RELATION expression "<text:span text:style-name="T25">}"</text:span></text:p>
      <text:h text:style-name="P3" text:outline-level="2"><text:soft-page-break/>2.2 <text:span text:style-name="T14"><text:s/>Lexical rules</text:span></text:h>
      <text:p text:style-name="P4">IDENTIFIER ::= letter | letter{letter}{digit}</text:p>
      <text:p text:style-name="P4">letter ::= "A" | "B" | . ..| "Z" <text:span text:style-name="T25">| "a" | ... | "z" </text:span></text:p>
      <text:p text:style-name="P4">digit ::= "0" | "1" |...| "9"</text:p>
      <text:p text:style-name="P11">charcater ::= <text:span text:style-name="T24">"A" | "B" | . ..| "Z" </text:span>| "a" | ... | "z" <text:s/>| <text:span text:style-name="T24">"0" | "1" |...| "9"</text:span></text:p>
      <text:p text:style-name="P4">RELATION ::= "&lt;" | "&lt;=" | "=<text:span text:style-name="T28">=</text:span>" | "&lt;&gt;" | "&gt;=" | "&gt;"</text:p>
      <text:p text:style-name="P44">BOOLEAN_RELATION ::= "and" | "or" | "xor"</text:p>
      <text:p text:style-name="P45">NOT_BOOLEAN ::= "not"</text:p>
      <text:h text:style-name="P31" text:outline-level="1">3. Tabel de codificare</text:h>
      <text:list xml:id="list1964381986" text:style-name="L6">
        <text:list-item>
          <text:p text:style-name="P48">Identificatorii au cod 0</text:p>
        </text:list-item>
        <text:list-item>
          <text:p text:style-name="P48">Constantele au cod 1</text:p>
        </text:list-item>
        <text:list-item>
          <text:p text:style-name="P48">Fiecare operator, separator si cuvant rezervat are propriul cod</text:p>
        </text:list-item>
      </text:list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Tip <text:span text:style-name="T27">atom</text:span></text:p>
          </table:table-cell>
          <table:table-cell table:style-name="Table1.A1" office:value-type="string">
            <text:p text:style-name="P23">Cod</text:p>
          </table:table-cell>
        </table:table-row>
        <table:table-row>
          <table:table-cell table:style-name="Table1.A1" office:value-type="string">
            <text:p text:style-name="P24">identificator</text:p>
          </table:table-cell>
          <table:table-cell table:style-name="Table1.A1" office:value-type="string">
            <text:p text:style-name="P24">0</text:p>
          </table:table-cell>
        </table:table-row>
        <table:table-row>
          <table:table-cell table:style-name="Table1.A1" office:value-type="string">
            <text:p text:style-name="P24">constanta</text:p>
          </table:table-cell>
          <table:table-cell table:style-name="Table1.A1" office:value-type="string">
            <text:p text:style-name="P24">1</text:p>
          </table:table-cell>
        </table:table-row>
        <table:table-row>
          <table:table-cell table:style-name="Table1.A1" office:value-type="string">
            <text:p text:style-name="P24">int<text:span text:style-name="T27">eger</text:span></text:p>
          </table:table-cell>
          <table:table-cell table:style-name="Table1.A1" office:value-type="string">
            <text:p text:style-name="P24">2</text:p>
          </table:table-cell>
        </table:table-row>
        <table:table-row>
          <table:table-cell table:style-name="Table1.A1" office:value-type="string">
            <text:p text:style-name="P24">character</text:p>
          </table:table-cell>
          <table:table-cell table:style-name="Table1.A1" office:value-type="string">
            <text:p text:style-name="P24">3</text:p>
          </table:table-cell>
        </table:table-row>
        <table:table-row>
          <table:table-cell table:style-name="Table1.A1" office:value-type="string">
            <text:p text:style-name="P26">boolean</text:p>
          </table:table-cell>
          <table:table-cell table:style-name="Table1.A1" office:value-type="string">
            <text:p text:style-name="P27">4</text:p>
          </table:table-cell>
        </table:table-row>
        <table:table-row>
          <table:table-cell table:style-name="Table1.A7" office:value-type="string">
            <text:p text:style-name="P24"><text:span text:style-name="T27">a</text:span>rray</text:p>
          </table:table-cell>
          <table:table-cell table:style-name="Table1.A7" office:value-type="string">
            <text:p text:style-name="P27">5</text:p>
          </table:table-cell>
        </table:table-row>
        <table:table-row>
          <table:table-cell table:style-name="Table1.A7" office:value-type="string">
            <text:p text:style-name="P26">of</text:p>
          </table:table-cell>
          <table:table-cell table:style-name="Table1.A7" office:value-type="string">
            <text:p text:style-name="P27">6</text:p>
          </table:table-cell>
        </table:table-row>
        <table:table-row>
          <table:table-cell table:style-name="Table1.A7" office:value-type="string">
            <text:p text:style-name="P26">string</text:p>
          </table:table-cell>
          <table:table-cell table:style-name="Table1.A7" office:value-type="string">
            <text:p text:style-name="P27">7</text:p>
          </table:table-cell>
        </table:table-row>
        <table:table-row>
          <table:table-cell table:style-name="Table1.A1" office:value-type="string">
            <text:p text:style-name="P25">HI</text:p>
          </table:table-cell>
          <table:table-cell table:style-name="Table1.A1" office:value-type="string">
            <text:p text:style-name="P27">8</text:p>
          </table:table-cell>
        </table:table-row>
        <table:table-row>
          <table:table-cell table:style-name="Table1.A7" office:value-type="string">
            <text:p text:style-name="P25">BYE</text:p>
          </table:table-cell>
          <table:table-cell table:style-name="Table1.A7" office:value-type="string">
            <text:p text:style-name="P27">9</text:p>
          </table:table-cell>
        </table:table-row>
        <table:table-row>
          <table:table-cell table:style-name="Table1.A7" office:value-type="string">
            <text:p text:style-name="P26">DECLARATIONS</text:p>
          </table:table-cell>
          <table:table-cell table:style-name="Table1.A7" office:value-type="string">
            <text:p text:style-name="P27">10</text:p>
          </table:table-cell>
        </table:table-row>
        <table:table-row>
          <table:table-cell table:style-name="Table1.A7" office:value-type="string">
            <text:p text:style-name="P26">BODY</text:p>
          </table:table-cell>
          <table:table-cell table:style-name="Table1.A7" office:value-type="string">
            <text:p text:style-name="P27">11</text:p>
          </table:table-cell>
        </table:table-row>
        <table:table-row>
          <table:table-cell table:style-name="Table1.A7" office:value-type="string">
            <text:p text:style-name="P26">!</text:p>
          </table:table-cell>
          <table:table-cell table:style-name="Table1.A7" office:value-type="string">
            <text:p text:style-name="P27">12</text:p>
          </table:table-cell>
        </table:table-row>
        <table:table-row>
          <table:table-cell table:style-name="Table1.A7" office:value-type="string">
            <text:p text:style-name="P24">if</text:p>
          </table:table-cell>
          <table:table-cell table:style-name="Table1.A7" office:value-type="string">
            <text:p text:style-name="P27">13</text:p>
          </table:table-cell>
        </table:table-row>
        <table:table-row>
          <table:table-cell table:style-name="Table1.A7" office:value-type="string">
            <text:p text:style-name="P25">else</text:p>
          </table:table-cell>
          <table:table-cell table:style-name="Table1.A7" office:value-type="string">
            <text:p text:style-name="P27">14</text:p>
          </table:table-cell>
        </table:table-row>
        <text:soft-page-break/>
        <table:table-row>
          <table:table-cell table:style-name="Table1.A1" office:value-type="string">
            <text:p text:style-name="P24">while_<text:span text:style-name="T28">loop</text:span></text:p>
          </table:table-cell>
          <table:table-cell table:style-name="Table1.A1" office:value-type="string">
            <text:p text:style-name="P27">15</text:p>
          </table:table-cell>
        </table:table-row>
        <table:table-row>
          <table:table-cell table:style-name="Table1.A1" office:value-type="string">
            <text:p text:style-name="P25">in</text:p>
          </table:table-cell>
          <table:table-cell table:style-name="Table1.A1" office:value-type="string">
            <text:p text:style-name="P34">16</text:p>
          </table:table-cell>
        </table:table-row>
        <table:table-row>
          <table:table-cell table:style-name="Table1.A1" office:value-type="string">
            <text:p text:style-name="P25">out</text:p>
          </table:table-cell>
          <table:table-cell table:style-name="Table1.A1" office:value-type="string">
            <text:p text:style-name="P27">17</text:p>
          </table:table-cell>
        </table:table-row>
        <table:table-row>
          <table:table-cell table:style-name="Table1.A1" office:value-type="string">
            <text:p text:style-name="P24">{</text:p>
          </table:table-cell>
          <table:table-cell table:style-name="Table1.A1" office:value-type="string">
            <text:p text:style-name="P27">18</text:p>
          </table:table-cell>
        </table:table-row>
        <table:table-row>
          <table:table-cell table:style-name="Table1.A1" office:value-type="string">
            <text:p text:style-name="P24">}</text:p>
          </table:table-cell>
          <table:table-cell table:style-name="Table1.A1" office:value-type="string">
            <text:p text:style-name="P27">19</text:p>
          </table:table-cell>
        </table:table-row>
        <table:table-row>
          <table:table-cell table:style-name="Table1.A1" office:value-type="string">
            <text:p text:style-name="P24">[</text:p>
          </table:table-cell>
          <table:table-cell table:style-name="Table1.A1" office:value-type="string">
            <text:p text:style-name="P27">20</text:p>
          </table:table-cell>
        </table:table-row>
        <table:table-row>
          <table:table-cell table:style-name="Table1.A1" office:value-type="string">
            <text:p text:style-name="P24">]</text:p>
          </table:table-cell>
          <table:table-cell table:style-name="Table1.A1" office:value-type="string">
            <text:p text:style-name="P27">21</text:p>
          </table:table-cell>
        </table:table-row>
        <table:table-row>
          <table:table-cell table:style-name="Table1.A1" office:value-type="string">
            <text:p text:style-name="P24">(</text:p>
          </table:table-cell>
          <table:table-cell table:style-name="Table1.A1" office:value-type="string">
            <text:p text:style-name="P27">22</text:p>
          </table:table-cell>
        </table:table-row>
        <table:table-row>
          <table:table-cell table:style-name="Table1.A1" office:value-type="string">
            <text:p text:style-name="P24">)</text:p>
          </table:table-cell>
          <table:table-cell table:style-name="Table1.A1" office:value-type="string">
            <text:p text:style-name="P27">23</text:p>
          </table:table-cell>
        </table:table-row>
        <table:table-row>
          <table:table-cell table:style-name="Table1.A1" office:value-type="string">
            <text:p text:style-name="P24">:</text:p>
          </table:table-cell>
          <table:table-cell table:style-name="Table1.A1" office:value-type="string">
            <text:p text:style-name="P27">24</text:p>
          </table:table-cell>
        </table:table-row>
        <table:table-row>
          <table:table-cell table:style-name="Table1.A7" office:value-type="string">
            <text:p text:style-name="P24">;</text:p>
          </table:table-cell>
          <table:table-cell table:style-name="Table1.A7" office:value-type="string">
            <text:p text:style-name="P27">25</text:p>
          </table:table-cell>
        </table:table-row>
        <table:table-row>
          <table:table-cell table:style-name="Table1.A7" office:value-type="string">
            <text:p text:style-name="P24">,</text:p>
          </table:table-cell>
          <table:table-cell table:style-name="Table1.A7" office:value-type="string">
            <text:p text:style-name="P28">26</text:p>
          </table:table-cell>
        </table:table-row>
        <table:table-row>
          <table:table-cell table:style-name="Table1.A7" office:value-type="string">
            <text:p text:style-name="P27">space</text:p>
          </table:table-cell>
          <table:table-cell table:style-name="Table1.A7" office:value-type="string">
            <text:p text:style-name="P27">2<text:span text:style-name="T30">7</text:span></text:p>
          </table:table-cell>
        </table:table-row>
        <table:table-row>
          <table:table-cell table:style-name="Table1.A7" office:value-type="string">
            <text:p text:style-name="P27">enter</text:p>
          </table:table-cell>
          <table:table-cell table:style-name="Table1.A7" office:value-type="string">
            <text:p text:style-name="P27">2<text:span text:style-name="T31">8</text:span></text:p>
          </table:table-cell>
        </table:table-row>
        <table:table-row>
          <table:table-cell table:style-name="Table1.A1" office:value-type="string">
            <text:p text:style-name="P24">+</text:p>
          </table:table-cell>
          <table:table-cell table:style-name="Table1.A1" office:value-type="string">
            <text:p text:style-name="P29">29</text:p>
          </table:table-cell>
        </table:table-row>
        <table:table-row>
          <table:table-cell table:style-name="Table1.A1" office:value-type="string">
            <text:p text:style-name="P24">-</text:p>
          </table:table-cell>
          <table:table-cell table:style-name="Table1.A1" office:value-type="string">
            <text:p text:style-name="P27">3<text:span text:style-name="T31">0</text:span></text:p>
          </table:table-cell>
        </table:table-row>
        <table:table-row>
          <table:table-cell table:style-name="Table1.A1" office:value-type="string">
            <text:p text:style-name="P24">*</text:p>
          </table:table-cell>
          <table:table-cell table:style-name="Table1.A1" office:value-type="string">
            <text:p text:style-name="P27">3<text:span text:style-name="T31">1</text:span></text:p>
          </table:table-cell>
        </table:table-row>
        <table:table-row>
          <table:table-cell table:style-name="Table1.A1" office:value-type="string">
            <text:p text:style-name="P24">/</text:p>
          </table:table-cell>
          <table:table-cell table:style-name="Table1.A1" office:value-type="string">
            <text:p text:style-name="P27">3<text:span text:style-name="T31">2</text:span></text:p>
          </table:table-cell>
        </table:table-row>
        <table:table-row>
          <table:table-cell table:style-name="Table1.A1" office:value-type="string">
            <text:p text:style-name="P24">&lt;</text:p>
          </table:table-cell>
          <table:table-cell table:style-name="Table1.A1" office:value-type="string">
            <text:p text:style-name="P27">3<text:span text:style-name="T31">3</text:span></text:p>
          </table:table-cell>
        </table:table-row>
        <table:table-row>
          <table:table-cell table:style-name="Table1.A1" office:value-type="string">
            <text:p text:style-name="P24">&lt;=</text:p>
          </table:table-cell>
          <table:table-cell table:style-name="Table1.A1" office:value-type="string">
            <text:p text:style-name="P27">3<text:span text:style-name="T31">4</text:span></text:p>
          </table:table-cell>
        </table:table-row>
        <table:table-row>
          <table:table-cell table:style-name="Table1.A1" office:value-type="string">
            <text:p text:style-name="P24">=<text:span text:style-name="T28">=</text:span></text:p>
          </table:table-cell>
          <table:table-cell table:style-name="Table1.A1" office:value-type="string">
            <text:p text:style-name="P27">3<text:span text:style-name="T31">5</text:span></text:p>
          </table:table-cell>
        </table:table-row>
        <table:table-row>
          <table:table-cell table:style-name="Table1.A1" office:value-type="string">
            <text:p text:style-name="P24">&gt;=</text:p>
          </table:table-cell>
          <table:table-cell table:style-name="Table1.A1" office:value-type="string">
            <text:p text:style-name="P27">3<text:span text:style-name="T31">6</text:span></text:p>
          </table:table-cell>
        </table:table-row>
        <table:table-row>
          <table:table-cell table:style-name="Table1.A1" office:value-type="string">
            <text:p text:style-name="P24">&gt;</text:p>
          </table:table-cell>
          <table:table-cell table:style-name="Table1.A1" office:value-type="string">
            <text:p text:style-name="P27">3<text:span text:style-name="T31">7</text:span></text:p>
          </table:table-cell>
        </table:table-row>
        <table:table-row>
          <table:table-cell table:style-name="Table1.A1" office:value-type="string">
            <text:p text:style-name="P24">!=</text:p>
          </table:table-cell>
          <table:table-cell table:style-name="Table1.A1" office:value-type="string">
            <text:p text:style-name="P27">3<text:span text:style-name="T31">8</text:span></text:p>
          </table:table-cell>
        </table:table-row>
        <table:table-row>
          <table:table-cell table:style-name="Table1.A1" office:value-type="string">
            <text:p text:style-name="P27">=</text:p>
          </table:table-cell>
          <table:table-cell table:style-name="Table1.A1" office:value-type="string">
            <text:p text:style-name="P29">39</text:p>
          </table:table-cell>
        </table:table-row>
        <table:table-row>
          <table:table-cell table:style-name="Table1.A1" office:value-type="string">
            <text:p text:style-name="P27">and</text:p>
          </table:table-cell>
          <table:table-cell table:style-name="Table1.A1" office:value-type="string">
            <text:p text:style-name="P27">4<text:span text:style-name="T31">0</text:span></text:p>
          </table:table-cell>
        </table:table-row>
        <table:table-row>
          <table:table-cell table:style-name="Table1.A1" office:value-type="string">
            <text:p text:style-name="P27">or</text:p>
          </table:table-cell>
          <table:table-cell table:style-name="Table1.A1" office:value-type="string">
            <text:p text:style-name="P27">4<text:span text:style-name="T31">1</text:span></text:p>
          </table:table-cell>
        </table:table-row>
        <table:table-row>
          <table:table-cell table:style-name="Table1.A7" office:value-type="string">
            <text:p text:style-name="P27">xor</text:p>
          </table:table-cell>
          <table:table-cell table:style-name="Table1.A7" office:value-type="string">
            <text:p text:style-name="P27">4<text:span text:style-name="T31">2</text:span></text:p>
          </table:table-cell>
        </table:table-row>
        <text:soft-page-break/>
        <table:table-row>
          <table:table-cell table:style-name="Table1.A7" office:value-type="string">
            <text:p text:style-name="P27">not</text:p>
          </table:table-cell>
          <table:table-cell table:style-name="Table1.A7" office:value-type="string">
            <text:p text:style-name="P27">4<text:span text:style-name="T31">3</text:span></text:p>
          </table:table-cell>
        </table:table-row>
        <table:table-row>
          <table:table-cell table:style-name="Table1.A7" office:value-type="string">
            <text:p text:style-name="P24">-<text:span text:style-name="T19">&gt;</text:span></text:p>
          </table:table-cell>
          <table:table-cell table:style-name="Table1.A7" office:value-type="string">
            <text:p text:style-name="P27">4<text:span text:style-name="T31">4</text:span></text:p>
          </table:table-cell>
        </table:table-row>
        <table:table-row>
          <table:table-cell table:style-name="Table1.A7" office:value-type="string">
            <text:p text:style-name="P25">&lt;-</text:p>
          </table:table-cell>
          <table:table-cell table:style-name="Table1.A7" office:value-type="string">
            <text:p text:style-name="P27">4<text:span text:style-name="T31">5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line-break/><text:line-break/><text:soft-page-break/><text:span text:style-name="T32">Documentatie analizator lexical</text:span></text:p>
      <text:p text:style-name="P51"/>
      <text:p text:style-name="P49">Algoritmul de baza:</text:p>
      <text:p text:style-name="P49"><text:tab/>Cat timp (mai exista caractere necitite in prg. sursa) ex </text:p>
      <text:p text:style-name="P49"><text:tab/><text:tab/>detecteaza (urmatorul) atom </text:p>
      <text:p text:style-name="P49"><text:tab/><text:tab/>Daca e cuvant-cheie sau operator sau separator atunci <text:s/></text:p>
      <text:p text:style-name="P49"><text:tab/><text:tab/><text:tab/>adauga in FIP codul corespunzator atomului </text:p>
      <text:p text:style-name="P49"><text:tab/><text:tab/>Altfel <text:s/></text:p>
      <text:p text:style-name="P49"><text:tab/><text:tab/><text:tab/>Daca e identificator sau constanta <text:s/></text:p>
      <text:p text:style-name="P49"><text:tab/><text:tab/><text:tab/><text:tab/>Daca nu exista deja in TS atunci </text:p>
      <text:p text:style-name="P49"><text:tab/><text:tab/><text:tab/><text:tab/><text:tab/>adauga-l ; </text:p>
      <text:p text:style-name="P49"><text:tab/><text:tab/><text:tab/><text:tab/>Sf. Daca <text:s/></text:p>
      <text:p text:style-name="P49"><text:tab/><text:tab/><text:tab/><text:tab/>adauga in FIP codul coresp. atomului si pozitia in TS <text:s/></text:p>
      <text:p text:style-name="P49"><text:tab/><text:tab/><text:tab/>altfel <text:s/></text:p>
      <text:p text:style-name="P49"><text:tab/><text:tab/><text:tab/><text:tab/>Eroare </text:p>
      <text:p text:style-name="P49"><text:tab/><text:tab/><text:tab/>Sf.Daca </text:p>
      <text:p text:style-name="P49"><text:tab/><text:tab/>Sf. Daca </text:p>
      <text:p text:style-name="P49"><text:tab/>Sf.cattimp </text:p>
      <text:p text:style-name="P49"/>
      <text:p text:style-name="P49">Expresii regulare folosite:</text:p>
      <text:p text:style-name="P49"><text:tab/>- pentru identificatori: ^[a-zA-Z][a-zA-Z0-9]{0,7}$'</text:p>
      <text:p text:style-name="P49"/>
      <text:p text:style-name="P49"><text:tab/>-pentru constante <text:span text:style-name="T33">de tip integer, caracter si string</text:span>: </text:p>
      <text:p text:style-name="P49"><text:tab/><text:tab/><text:tab/>^[-]?[0-9]*$|<text:span text:style-name="T35">^0$|</text:span>^[a-zA-Z]$|^@[0-9A-Za-z@]*@$'</text:p>
      <text:p text:style-name="P49"><text:tab/><text:tab/><text:tab/></text:p>
      <text:p text:style-name="P49"/>
      <text:p text:style-name="P49">Specificare:</text:p>
      <text:p text:style-name="P49"><text:tab/><text:span text:style-name="T34">TS: pentru reprezentarea in memorie a tabelei de simboluri folosesc un hastable.</text:span></text:p>
      <text:p text:style-name="P49"><text:tab/><text:span text:style-name="T34">FIP: pentru reprezentarea tabelei fip, folosesc o lista simpla, care contine perechi de forma</text:span></text:p>
      <text:p text:style-name="P50">(codificare atom, cod ts)</text:p>
      <text:p text:style-name="P50"/>
      <text:p text:style-name="P35"><text:tab/>Citesc intregul continut al fisierului de intrare, dupa care ii fac split dupa separatori si operatori, pastrand aceste elemente. Dupa accea o sa am o lista de stringuri, in care fiecare string ar trebui sa fie un cuvant special, operator, separator, identificator sau constanta.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22M38S</meta:editing-duration>
    <meta:editing-cycles>14</meta:editing-cycles>
    <meta:generator>LibreOffice/5.4.2.2$Windows_x86 LibreOffice_project/22b09f6418e8c2d508a9eaf86b2399209b0990f4</meta:generator>
    <dc:date>2017-11-01T19:10:40.692000000</dc:date>
    <meta:document-statistic meta:table-count="1" meta:image-count="0" meta:object-count="0" meta:page-count="7" meta:paragraph-count="188" meta:word-count="766" meta:character-count="4241" meta:non-whitespace-character-count="3551"/>
    <meta:user-defined meta:name="Info 1"/>
    <meta:user-defined meta:name="Info 2"/>
    <meta:user-defined meta:name="Info 3"/>
    <meta:user-defined meta:name="Info 4"/>
  </office:meta>
</office:document-meta>
</file>